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1"/>
    </style:style>
    <style:style style:name="P4" style:family="paragraph" style:parent-style-name="Table_20_Contents">
      <style:text-properties style:font-name="Khmer OS1" officeooo:rsid="0006c710" officeooo:paragraph-rsid="0006c710"/>
    </style:style>
    <style:style style:name="P5" style:family="paragraph" style:parent-style-name="Table_20_Contents"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start" style:justify-single-word="false"/>
      <style:text-properties style:font-name="Khmer OS1" officeooo:rsid="000e2cb0" officeooo:paragraph-rsid="0068e4e9"/>
    </style:style>
    <style:style style:name="P12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1" officeooo:rsid="002896d9" officeooo:paragraph-rsid="002896d9"/>
    </style:style>
    <style:style style:name="P14" style:family="paragraph" style:parent-style-name="Table_20_Contents">
      <style:text-properties style:font-name="Khmer OS1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text-properties style:font-name="Khmer OS1" officeooo:rsid="0034a579" officeooo:paragraph-rsid="0034a579"/>
    </style:style>
    <style:style style:name="P16" style:family="paragraph" style:parent-style-name="Table_20_Contents">
      <style:paragraph-properties fo:text-align="center" style:justify-single-word="false"/>
      <style:text-properties style:font-name="Khmer OS1" officeooo:rsid="0068e4e9" officeooo:paragraph-rsid="0068e4e9"/>
    </style:style>
    <style:style style:name="P17" style:family="paragraph" style:parent-style-name="Table_20_Contents">
      <style:text-properties officeooo:paragraph-rsid="00099c9b"/>
    </style:style>
    <style:style style:name="P18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19" style:family="paragraph" style:parent-style-name="Table_20_Contents">
      <style:paragraph-properties fo:text-align="start" style:justify-single-word="false"/>
      <style:text-properties officeooo:paragraph-rsid="00893d95"/>
    </style:style>
    <style:style style:name="P20" style:family="paragraph" style:parent-style-name="Table_20_Contents">
      <style:text-properties officeooo:paragraph-rsid="0018e529"/>
    </style:style>
    <style:style style:name="P21" style:family="paragraph" style:parent-style-name="Table_20_Contents">
      <style:text-properties officeooo:paragraph-rsid="00315b26"/>
    </style:style>
    <style:style style:name="P22" style:family="paragraph" style:parent-style-name="Table_20_Contents">
      <style:text-properties officeooo:paragraph-rsid="0064b8c3"/>
    </style:style>
    <style:style style:name="P23" style:family="paragraph" style:parent-style-name="Table_20_Contents">
      <style:text-properties officeooo:paragraph-rsid="006d61f2"/>
    </style:style>
    <style:style style:name="P24" style:family="paragraph" style:parent-style-name="Table_20_Contents">
      <style:text-properties officeooo:paragraph-rsid="0006c710"/>
    </style:style>
    <style:style style:name="P25" style:family="paragraph" style:parent-style-name="Table_20_Contents">
      <style:text-properties officeooo:paragraph-rsid="00744576"/>
    </style:style>
    <style:style style:name="P26" style:family="paragraph" style:parent-style-name="Standard" style:list-style-name="L2">
      <style:text-properties style:font-name="Khmer OS1" officeooo:rsid="00194ce9" officeooo:paragraph-rsid="00389b98"/>
    </style:style>
    <style:style style:name="P27" style:family="paragraph" style:parent-style-name="Table_20_Contents" style:list-style-name="L1">
      <style:text-properties officeooo:paragraph-rsid="006e62b6"/>
    </style:style>
    <style:style style:name="P28" style:family="paragraph" style:parent-style-name="Table_20_Contents" style:list-style-name="L1">
      <style:text-properties officeooo:paragraph-rsid="0035b19f"/>
    </style:style>
    <style:style style:name="P29" style:family="paragraph" style:parent-style-name="Table_20_Contents" style:list-style-name="L1">
      <style:text-properties style:font-name="Khmer OS1" officeooo:rsid="007f4c57" officeooo:paragraph-rsid="007f4c57"/>
    </style:style>
    <style:style style:name="P30" style:family="paragraph" style:parent-style-name="Table_20_Contents" style:list-style-name="L1">
      <style:text-properties style:font-name="Khmer OS1" officeooo:rsid="0083a95a" officeooo:paragraph-rsid="0083a95a"/>
    </style:style>
    <style:style style:name="P31" style:family="paragraph" style:parent-style-name="Table_20_Contents" style:list-style-name="L1">
      <style:text-properties style:font-name="Khmer OS1" officeooo:rsid="00774e9a" officeooo:paragraph-rsid="0079761d"/>
    </style:style>
    <style:style style:name="P32" style:family="paragraph" style:parent-style-name="Table_20_Contents" style:list-style-name="L2">
      <style:text-properties style:font-name="Khmer OS1" fo:font-weight="normal" officeooo:rsid="00389b98" officeooo:paragraph-rsid="00893d95" style:font-weight-asian="normal" style:font-weight-complex="normal"/>
    </style:style>
    <style:style style:name="P33" style:family="paragraph" style:parent-style-name="Table_20_Contents" style:list-style-name="L2">
      <style:text-properties style:font-name="Khmer OS1" fo:font-weight="normal" officeooo:rsid="00895aec" officeooo:paragraph-rsid="00895aec" style:font-weight-asian="normal" style:font-weight-complex="normal"/>
    </style:style>
    <style:style style:name="P34" style:family="paragraph" style:parent-style-name="Table_20_Contents" style:list-style-name="L2">
      <style:text-properties style:font-name="Khmer OS1" fo:font-weight="normal" officeooo:rsid="00194ce9" officeooo:paragraph-rsid="003a1288" style:font-weight-asian="normal" style:font-weight-complex="normal"/>
    </style:style>
    <style:style style:name="P35" style:family="paragraph" style:parent-style-name="Table_20_Contents" style:list-style-name="L2">
      <style:text-properties officeooo:paragraph-rsid="00389b98"/>
    </style:style>
    <style:style style:name="P36" style:family="paragraph" style:parent-style-name="Table_20_Contents" style:list-style-name="L2">
      <style:text-properties officeooo:rsid="00389b98" officeooo:paragraph-rsid="00389b98"/>
    </style:style>
    <style:style style:name="P37" style:family="paragraph">
      <loext:graphic-properties draw:fill="none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 officeooo:rsid="00099c9b"/>
    </style:style>
    <style:style style:name="T2" style:family="text">
      <style:text-properties style:font-name="Khmer OS1" officeooo:rsid="0018e529"/>
    </style:style>
    <style:style style:name="T3" style:family="text">
      <style:text-properties style:font-name="Khmer OS1" fo:font-weight="normal" style:font-weight-asian="normal" style:font-weight-complex="normal"/>
    </style:style>
    <style:style style:name="T4" style:family="text">
      <style:text-properties style:font-name="Khmer OS1" fo:font-weight="normal" officeooo:rsid="00194ce9" style:font-weight-asian="normal" style:font-weight-complex="normal"/>
    </style:style>
    <style:style style:name="T5" style:family="text">
      <style:text-properties style:font-name="Khmer OS1" fo:font-weight="normal" officeooo:rsid="00389b98" style:font-weight-asian="normal" style:font-weight-complex="normal"/>
    </style:style>
    <style:style style:name="T6" style:family="text">
      <style:text-properties style:font-name="Khmer OS1" fo:font-weight="normal" officeooo:rsid="005d78aa" style:font-weight-asian="normal" style:font-weight-complex="normal"/>
    </style:style>
    <style:style style:name="T7" style:family="text">
      <style:text-properties style:font-name="Khmer OS1" fo:font-weight="normal" officeooo:rsid="00854f87" style:font-weight-asian="normal" style:font-weight-complex="normal"/>
    </style:style>
    <style:style style:name="T8" style:family="text">
      <style:text-properties style:font-name="Khmer OS1" fo:font-weight="normal" officeooo:rsid="00893d95" style:font-weight-asian="normal" style:font-weight-complex="normal"/>
    </style:style>
    <style:style style:name="T9" style:family="text">
      <style:text-properties style:font-name="Khmer OS1" officeooo:rsid="002a5249"/>
    </style:style>
    <style:style style:name="T10" style:family="text">
      <style:text-properties style:font-name="Khmer OS1" officeooo:rsid="0030e439"/>
    </style:style>
    <style:style style:name="T11" style:family="text">
      <style:text-properties style:font-name="Khmer OS1" officeooo:rsid="00315b26"/>
    </style:style>
    <style:style style:name="T12" style:family="text">
      <style:text-properties style:font-name="Khmer OS1" officeooo:rsid="0035b19f"/>
    </style:style>
    <style:style style:name="T13" style:family="text">
      <style:text-properties style:font-name="Khmer OS1" officeooo:rsid="002896d9"/>
    </style:style>
    <style:style style:name="T14" style:family="text">
      <style:text-properties style:font-name="Khmer OS1" officeooo:rsid="003be1dc"/>
    </style:style>
    <style:style style:name="T15" style:family="text">
      <style:text-properties style:font-name="Khmer OS1" officeooo:rsid="003d46e2"/>
    </style:style>
    <style:style style:name="T16" style:family="text">
      <style:text-properties style:font-name="Khmer OS1" officeooo:rsid="004f4a73"/>
    </style:style>
    <style:style style:name="T17" style:family="text">
      <style:text-properties style:font-name="Khmer OS1" officeooo:rsid="00512644"/>
    </style:style>
    <style:style style:name="T18" style:family="text">
      <style:text-properties style:font-name="Khmer OS1" officeooo:rsid="0052d66d"/>
    </style:style>
    <style:style style:name="T19" style:family="text">
      <style:text-properties style:font-name="Khmer OS1" officeooo:rsid="00553de0"/>
    </style:style>
    <style:style style:name="T20" style:family="text">
      <style:text-properties style:font-name="Khmer OS1" officeooo:rsid="005f01fa"/>
    </style:style>
    <style:style style:name="T21" style:family="text">
      <style:text-properties style:font-name="Khmer OS1" officeooo:rsid="0064b8c3"/>
    </style:style>
    <style:style style:name="T22" style:family="text">
      <style:text-properties style:font-name="Khmer OS1" officeooo:rsid="00656343"/>
    </style:style>
    <style:style style:name="T23" style:family="text">
      <style:text-properties style:font-name="Khmer OS1" officeooo:rsid="00677e56"/>
    </style:style>
    <style:style style:name="T24" style:family="text">
      <style:text-properties style:font-name="Khmer OS1" officeooo:rsid="006ba2d5"/>
    </style:style>
    <style:style style:name="T25" style:family="text">
      <style:text-properties style:font-name="Khmer OS1" officeooo:rsid="006d61f2"/>
    </style:style>
    <style:style style:name="T26" style:family="text">
      <style:text-properties style:font-name="Khmer OS1" officeooo:rsid="006e08c3"/>
    </style:style>
    <style:style style:name="T27" style:family="text">
      <style:text-properties style:font-name="Khmer OS1" officeooo:rsid="006e62b6"/>
    </style:style>
    <style:style style:name="T28" style:family="text">
      <style:text-properties style:font-name="Khmer OS1" officeooo:rsid="00704900"/>
    </style:style>
    <style:style style:name="T29" style:family="text">
      <style:text-properties style:font-name="Khmer OS1" officeooo:rsid="00744576"/>
    </style:style>
    <style:style style:name="T30" style:family="text">
      <style:text-properties style:font-name="Khmer OS1" officeooo:rsid="0074937f"/>
    </style:style>
    <style:style style:name="T31" style:family="text">
      <style:text-properties style:font-name="Khmer OS1" officeooo:rsid="00776a6e"/>
    </style:style>
    <style:style style:name="T32" style:family="text">
      <style:text-properties style:font-name="Khmer OS1" officeooo:rsid="007aa07c"/>
    </style:style>
    <style:style style:name="T33" style:family="text">
      <style:text-properties style:font-name="Khmer OS1" officeooo:rsid="0006c710"/>
    </style:style>
    <style:style style:name="T34" style:family="text">
      <style:text-properties style:font-name="Khmer OS1" officeooo:rsid="007d4c59"/>
    </style:style>
    <style:style style:name="T35" style:family="text">
      <style:text-properties style:font-name="Khmer OS1" officeooo:rsid="007f0e77"/>
    </style:style>
    <style:style style:name="T36" style:family="text">
      <style:text-properties style:font-name="Khmer OS1" officeooo:rsid="007f4c57"/>
    </style:style>
    <style:style style:name="T37" style:family="text">
      <style:text-properties style:font-name="Khmer OS1" officeooo:rsid="0080d725"/>
    </style:style>
    <style:style style:name="T38" style:family="text">
      <style:text-properties style:font-name="Khmer OS1" officeooo:rsid="00817ba0"/>
    </style:style>
    <style:style style:name="T39" style:family="text">
      <style:text-properties style:font-name="Khmer OS1" officeooo:rsid="00826b0b"/>
    </style:style>
    <style:style style:name="T40" style:family="text">
      <style:text-properties style:font-name="Khmer OS1" officeooo:rsid="0083a95a"/>
    </style:style>
    <style:style style:name="T41" style:family="text">
      <style:text-properties style:font-name="Khmer OS1" officeooo:rsid="0086d394"/>
    </style:style>
    <style:style style:name="T42" style:family="text">
      <style:text-properties style:font-name="Khmer OS1" officeooo:rsid="00879325"/>
    </style:style>
    <style:style style:name="T43" style:family="text">
      <style:text-properties style:font-name="Khmer OS1" officeooo:rsid="00893d95"/>
    </style:style>
    <style:style style:name="T44" style:family="text">
      <style:text-properties style:font-name="Khmer OS1" officeooo:rsid="0089e327"/>
    </style:style>
    <style:style style:name="T45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46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47" style:family="text">
      <style:text-properties officeooo:rsid="0006c710"/>
    </style:style>
    <style:style style:name="T48" style:family="text">
      <style:text-properties officeooo:rsid="00389b98"/>
    </style:style>
    <style:style style:name="T49" style:family="text">
      <style:text-properties officeooo:rsid="00893d95"/>
    </style:style>
    <style:style style:name="T50" style:family="text">
      <style:text-properties officeooo:rsid="005d78aa"/>
    </style:style>
    <style:style style:name="T51" style:family="text">
      <style:text-properties officeooo:rsid="0089fb4e"/>
    </style:style>
    <style:style style:name="T52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280241840">
          <table:table-cell table:style-name="Table1.A1" office:value-type="string">
            <text:p text:style-name="P24"><text:span text:style-name="T33">CU-</text:span><text:span text:style-name="T34">1</text:span><text:span text:style-name="T37">1</text:span></text:p>
          </table:table-cell>
          <table:table-cell table:style-name="Table1.A1" table:number-columns-spanned="3" office:value-type="string">
            <text:p text:style-name="P25"><text:span text:style-name="T29">BI </text:span><text:span text:style-name="T37">declarado Inactivo</text:span></text:p>
          </table:table-cell>
          <table:covered-table-cell/>
          <table:covered-table-cell/>
        </table:table-row>
        <table:table-row table:style-name="TableLine94526034284816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47">22/07/2022</text:span></text:p>
          </table:table-cell>
          <table:covered-table-cell/>
          <table:covered-table-cell/>
        </table:table-row>
        <table:table-row table:style-name="TableLine94526313863360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3"><text:span text:style-name="T25">Un BI </text:span><text:span text:style-name="T37">requiera ser declarado como </text:span><text:span text:style-name="T38">I</text:span><text:span text:style-name="T37">nactivo</text:span></text:p>
          </table:table-cell>
          <table:covered-table-cell/>
          <table:covered-table-cell/>
        </table:table-row>
        <table:table-row table:style-name="TableLine94526015542512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2"><text:span text:style-name="T21">Permite registrar </text:span><text:span text:style-name="T29">el </text:span><text:span text:style-name="T35">BI que se declare </text:span><text:span text:style-name="T38">Inactivo</text:span></text:p>
          </table:table-cell>
          <table:covered-table-cell/>
          <table:covered-table-cell/>
        </table:table-row>
        <table:table-row table:style-name="TableLine94526015543904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015545968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7"><text:span text:style-name="T1">El usuario ingresa al modulo </text:span><text:span text:style-name="T10">Movimientos / </text:span><text:span text:style-name="T30">BI </text:span><text:span text:style-name="T39">Inactivo</text:span></text:p>
          </table:table-cell>
          <table:covered-table-cell/>
        </table:table-row>
        <table:table-row table:style-name="TableLine94526015547968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0"><text:span text:style-name="T1">E</text:span><text:span text:style-name="T2">l usuario </text:span><text:span text:style-name="T11">ingresa </text:span><text:span text:style-name="T36">CI del BI</text:span></text:p>
            <text:p text:style-name="P21"><text:span text:style-name="T16">E</text:span><text:span text:style-name="T11">n pantalla se mostrarán los datos </text:span><text:span text:style-name="T17">del bien, </text:span><text:span text:style-name="T36">si</text:span><text:span text:style-name="T22"> está asignado/prestado</text:span><text:span text:style-name="T26">, </text:span><text:span text:style-name="T31">la oficina a la que se encuentra asignado y sus responsables</text:span></text:p>
            <text:p text:style-name="P15">El usuario deberá ingresar:</text:p>
            <text:list xml:id="list548369237" text:style-name="L1">
              <text:list-item>
                <text:p text:style-name="P27"><text:span text:style-name="T27">Fecha </text:span><text:span text:style-name="T40">declarado inactivo</text:span></text:p>
              </text:list-item>
              <text:list-item>
                <text:p text:style-name="P29">Responsable que lo indica</text:p>
              </text:list-item>
              <text:list-item>
                <text:p text:style-name="P30">Motivo</text:p>
              </text:list-item>
              <text:list-item>
                <text:p text:style-name="P31">Observació<text:span text:style-name="T51">n</text:span></text:p>
              </text:list-item>
              <text:list-item>
                <text:p text:style-name="P28"><text:span text:style-name="T12">Apellido y nombre </text:span><text:span text:style-name="T40">del responsable a cargo, una vez haya firmado el comprobante</text:span></text:p>
              </text:list-item>
              <text:list-item>
                <text:p text:style-name="P28"><text:span text:style-name="T12">Apellido y nombre </text:span><text:span text:style-name="T40">responsable del movimiento</text:span></text:p>
              </text:list-item>
            </text:list>
          </table:table-cell>
          <table:covered-table-cell/>
        </table:table-row>
        <table:table-row table:style-name="TableLine94526015549904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ingresados, generando el nro de comprobante.</text:p>
            <text:p text:style-name="P14">Se ejecutarán los siguientes pasos:</text:p>
            <text:list xml:id="list3734191902" text:style-name="L2">
              <text:list-item>
                <text:p text:style-name="P26"><text:span text:style-name="T48">i</text:span>nsertar un registro en movimiento, con los datos: </text:p>
                <text:list>
                  <text:list-item>
                    <text:p text:style-name="P35"><text:span text:style-name="T4">tipo movimiento: </text:span><text:span text:style-name="T7">BI declarado Inactivo</text:span></text:p>
                  </text:list-item>
                  <text:list-item>
                    <text:p text:style-name="P36"><text:span text:style-name="T3">responsables: </text:span><text:span text:style-name="T7">últimos responsables asignados</text:span></text:p>
                  </text:list-item>
                  <text:list-item>
                    <text:p text:style-name="P35"><text:soft-page-break/><text:span text:style-name="T5">oficina: </text:span><text:span text:style-name="T6">&lt;</text:span><text:span text:style-name="T8">desconocida</text:span><text:span text:style-name="T6">&gt;</text:span></text:p>
                  </text:list-item>
                  <text:list-item>
                    <text:p text:style-name="P32">ubicación: <text:span text:style-name="T50">&lt;</text:span><text:span text:style-name="T49">desconocida</text:span><text:span text:style-name="T50">&gt;</text:span></text:p>
                  </text:list-item>
                  <text:list-item>
                    <text:p text:style-name="P33">estado: Inactivo</text:p>
                  </text:list-item>
                  <text:list-item>
                    <text:p text:style-name="P34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065460368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3"><text:s/></text:span><text:span text:style-name="T14">El </text:span><text:span text:style-name="T13">usuario deberá imprimir el comprobante de </text:span><text:span text:style-name="T41">BI declarado Inactivo</text:span></text:p>
            <text:p text:style-name="P18"><text:span text:style-name="T9">Al </text:span><text:span text:style-name="T13">presiona</text:span><text:span text:style-name="T9">r</text:span><text:span text:style-name="T13"> el botón “imprimir comprobante”, </text:span><text:span text:style-name="T9">el sistema emitirá </text:span><text:span text:style-name="T24">2 </text:span><text:span text:style-name="T9">copias. </text:span><text:span text:style-name="T24">La que queda para la Sectorial</text:span><text:span text:style-name="T23"> será archivada </text:span><text:span text:style-name="T42">por orden cronológico</text:span></text:p>
          </table:table-cell>
          <table:covered-table-cell/>
        </table:table-row>
        <table:table-row table:style-name="TableLine94526065462416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19"><text:span text:style-name="T15">El bien quedará </text:span><text:span text:style-name="T32">con estado </text:span><text:span text:style-name="T43">Inactivo-</text:span><text:span text:style-name="T44">BI declarado Inactivo</text:span><text:span text:style-name="T28">,</text:span><text:span text:style-name="T18"> con cargo</text:span><text:span text:style-name="T15"> </text:span><text:span text:style-name="T19">al</text:span><text:span text:style-name="T15"> ú</text:span><text:span text:style-name="T43">ltimo </text:span><text:span text:style-name="T15">responsable <text:s/></text:span><text:span text:style-name="T43">asignado/prestado, con</text:span><text:span text:style-name="T32"> oficina y</text:span><text:span text:style-name="T20"> </text:span><text:span text:style-name="T43">ubicación desconocida</text:span></text:p>
          </table:table-cell>
          <table:covered-table-cell/>
          <table:covered-table-cell/>
        </table:table-row>
        <table:table-row table:style-name="TableLine94526065463520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6065465648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6"/>
          </table:table-cell>
          <table:covered-table-cell/>
          <table:table-cell table:style-name="Table1.D12" office:value-type="string">
            <text:p text:style-name="P11"/>
          </table:table-cell>
        </table:table-row>
        <table:table-row table:style-name="TableLine94526065467696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6"/>
          </table:table-cell>
          <table:covered-table-cell/>
          <table:table-cell table:style-name="Table1.D1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7cm" svg:y1="0.423cm" svg:x2="17.124cm" svg:y2="0.476cm" svg:d="M-268 423l17392 53" svg:viewBox="0 0 17394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32:25.469582414</dc:date>
    <meta:editing-duration>PT7H59M30S</meta:editing-duration>
    <meta:editing-cycles>109</meta:editing-cycles>
    <meta:generator>LibreOffice/6.4.7.2$Linux_X86_64 LibreOffice_project/40$Build-2</meta:generator>
    <meta:document-statistic meta:table-count="1" meta:image-count="1" meta:object-count="0" meta:page-count="2" meta:paragraph-count="42" meta:word-count="230" meta:character-count="1485" meta:non-whitespace-character-count="1306"/>
  </office:meta>
</office:document-meta>
</file>